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292in" style:rel-column-width="5957*"/>
    </style:style>
    <style:style style:name="Table1.D" style:family="table-column">
      <style:table-column-properties style:column-width="0.6299in" style:rel-column-width="5958*"/>
    </style:style>
    <style:style style:name="Table1.K" style:family="table-column">
      <style:table-column-properties style:column-width="0.6299in" style:rel-column-width="596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K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K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ff0000"/>
      <style:paragraph-properties fo:text-align="center"/>
      <style:text-properties fo:font-size="12pt"/>
    </style:style>
    <style:style style:name="P4" style:family="paragraph">
      <loext:graphic-properties draw:fill="solid" draw:fill-color="#ffff00"/>
      <style:paragraph-properties fo:text-align="center"/>
      <style:text-properties fo:font-size="12pt"/>
    </style:style>
    <style:style style:name="P5" style:family="paragraph">
      <loext:graphic-properties draw:fill="solid" draw:fill-color="#2a6099"/>
      <style:paragraph-properties fo:text-align="center"/>
      <style:text-properties fo:font-size="12pt"/>
    </style:style>
    <style:style style:name="P6" style:family="paragraph">
      <loext:graphic-properties draw:fill-color="#ff6600" draw:opacity="25%"/>
      <style:paragraph-properties fo:text-align="center"/>
      <style:text-properties fo:font-size="12pt"/>
    </style:style>
    <style:style style:name="P7" style:family="paragraph">
      <loext:graphic-properties draw:fill-color="#801900" draw:opacity="25%"/>
      <style:paragraph-properties fo:text-align="center"/>
      <style:text-properties fo:font-size="12pt"/>
    </style:style>
    <style:style style:name="P8" style:family="paragraph">
      <loext:graphic-properties draw:fill="solid" draw:fill-color="#99ff66" draw:opacity="25%"/>
      <style:paragraph-properties fo:text-align="center"/>
      <style:text-properties fo:font-size="12pt"/>
    </style:style>
    <style:style style:name="P9" style:family="paragraph">
      <loext:graphic-properties draw:fill-color="#99ff66" draw:opacity="25%"/>
      <style:paragraph-properties fo:text-align="center"/>
      <style:text-properties fo:font-size="12pt"/>
    </style:style>
    <style:style style:name="P10" style:family="paragraph">
      <loext:graphic-properties draw:fill="solid" draw:fill-color="#801900" draw:opacity="25%"/>
      <style:paragraph-properties fo:text-align="center"/>
      <style:text-properties fo:font-size="12pt"/>
    </style:style>
    <style:style style:name="gr1" style:family="graphic">
      <style:graphic-properties draw:fill="solid" draw:fill-color="#ff00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0000" draw:textarea-horizontal-align="justify" draw:textarea-vertical-align="middle" draw:auto-grow-height="false" fo:min-height="0.1354in" fo:min-width="0.1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ff0000" draw:textarea-horizontal-align="justify" draw:textarea-vertical-align="middle" draw:auto-grow-height="false" fo:min-height="0.1339in" fo:min-width="0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ffff00" draw:textarea-horizontal-align="justify" draw:textarea-vertical-align="middle" draw:auto-grow-height="false" fo:min-height="0.1339in" fo:min-width="0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ffff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ffff00" draw:textarea-horizontal-align="justify" draw:textarea-vertical-align="middle" draw:auto-grow-height="false" fo:min-height="0.1354in" fo:min-width="0.1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2a6099" draw:textarea-horizontal-align="justify" draw:textarea-vertical-align="middle" draw:auto-grow-height="false" fo:min-height="0.1362in" fo:min-width="0.1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2a6099" draw:textarea-horizontal-align="justify" draw:textarea-vertical-align="middle" draw:auto-grow-height="false" fo:min-height="0.1366in" fo:min-width="0.1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2a6099" draw:textarea-horizontal-align="justify" draw:textarea-vertical-align="middle" draw:auto-grow-height="false" fo:min-height="0.1354in" fo:min-width="0.1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solid" draw:fill-color="#99ff66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ff66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="solid"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-color="#99ff66" draw:opacity="25%" draw:textarea-horizontal-align="justify" draw:textarea-vertical-align="middle" draw:auto-grow-height="false" fo:min-height="0.1366in" fo:min-width="0.136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8" draw:name="Shape 45" draw:style-name="gr15" draw:text-style-name="P10" svg:width="0.1335in" svg:height="0.1335in" svg:x="0.848in" svg:y="0.4181in"><text:p/><draw:enhanced-geometry svg:viewBox="0 0 21600 21600" draw:type="rectangle" draw:enhanced-path="M 0 0 L 21600 0 21600 21600 0 21600 0 0 Z N"/></draw:custom-shape><draw:custom-shape text:anchor-type="paragraph" draw:z-index="9" draw:name="Shape 46" draw:style-name="gr13" draw:text-style-name="P6" svg:width="0.1343in" svg:height="0.1343in" svg:x="3.3764in" svg:y="0.4217in"><text:p/><draw:enhanced-geometry svg:viewBox="0 0 21600 21600" draw:type="rectangle" draw:enhanced-path="M 0 0 L 21600 0 21600 21600 0 21600 0 0 Z N"/></draw:custom-shape><draw:custom-shape text:anchor-type="paragraph" draw:z-index="11" draw:name="Shape 49" draw:style-name="gr14" draw:text-style-name="P9" svg:width="0.1335in" svg:height="0.1335in" svg:x="5.2874in" svg:y="0.4102in"><text:p/><draw:enhanced-geometry svg:viewBox="0 0 21600 21600" draw:type="rectangle" draw:enhanced-path="M 0 0 L 21600 0 21600 21600 0 21600 0 0 Z N"/></draw:custom-shape><draw:custom-shape text:anchor-type="paragraph" draw:z-index="22" draw:name="Shape 11" draw:style-name="gr8" draw:text-style-name="P5" svg:width="0.137in" svg:height="0.137in" svg:x="6.548in" svg:y="0.4161in"><text:p/><draw:enhanced-geometry svg:viewBox="0 0 21600 21600" draw:type="rectangle" draw:enhanced-path="M 0 0 L 21600 0 21600 21600 0 21600 0 0 Z N"/></draw:custom-shape><draw:custom-shape text:anchor-type="paragraph" draw:z-index="28" draw:name="Shape 20" draw:style-name="gr4" draw:text-style-name="P4" svg:width="0.1343in" svg:height="0.1343in" svg:x="4.0417in" svg:y="0.4189in"><text:p/><draw:enhanced-geometry svg:viewBox="0 0 21600 21600" draw:type="rectangle" draw:enhanced-path="M 0 0 L 21600 0 21600 21600 0 21600 0 0 Z N"/></draw:custom-shape><draw:custom-shape text:anchor-type="paragraph" draw:z-index="29" draw:name="Shape 13" draw:style-name="gr3" draw:text-style-name="P3" svg:width="0.1343in" svg:height="0.1343in" svg:x="2.1543in" svg:y="0.4161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K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3" draw:name="Shape 71" draw:style-name="gr14" draw:text-style-name="P9" svg:width="0.1335in" svg:height="0.1335in" svg:x="0.1799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3" draw:name="Shape 12" draw:style-name="gr7" draw:text-style-name="P5" svg:width="0.1362in" svg:height="0.1362in" svg:x="0.2173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7" draw:name="Shape 44" draw:style-name="gr11" draw:text-style-name="P7" svg:width="0.1335in" svg:height="0.1335in" svg:x="0.2209in" svg:y="0.175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30" draw:name="Shape 15" draw:style-name="gr1" draw:text-style-name="P3" svg:width="0.1335in" svg:height="0.1335in" svg:x="0.2102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K1" office:value-type="string">
            <text:p text:style-name="Table_20_Contents"><draw:custom-shape text:anchor-type="paragraph" draw:z-index="17" draw:name="Shape 6" draw:style-name="gr10" draw:text-style-name="P6" svg:width="0.1335in" svg:height="0.1335in" svg:x="0.2209in" svg:y="0.1547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32" draw:name="Shape 21" draw:style-name="gr1" draw:text-style-name="P3" svg:width="0.1335in" svg:height="0.1335in" svg:x="0.2252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" draw:name="Shape 70" draw:style-name="gr10" draw:text-style-name="P6" svg:width="0.1335in" svg:height="0.1335in" svg:x="0.1965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5" draw:name="Shape 17" draw:style-name="gr6" draw:text-style-name="P4" svg:width="0.1358in" svg:height="0.1358in" svg:x="0.2189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43" draw:style-name="gr14" draw:text-style-name="P9" svg:width="0.1335in" svg:height="0.1335in" svg:x="0.2035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0" draw:name="Shape 9" draw:style-name="gr7" draw:text-style-name="P5" svg:width="0.1362in" svg:height="0.1362in" svg:x="0.1917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16" draw:name="Shape 5" draw:style-name="gr11" draw:text-style-name="P7" svg:width="0.1335in" svg:height="0.1335in" svg:x="0.228in" svg:y="0.1654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8" draw:name="Shape 7" draw:style-name="gr7" draw:text-style-name="P5" svg:width="0.1362in" svg:height="0.1362in" svg:x="0.2256in" svg:y="0.1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9" draw:style-name="gr17" draw:text-style-name="P7" svg:width="0.1343in" svg:height="0.1343in" svg:x="0.2283in" svg:y="0.158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1" draw:name="Shape 16" draw:style-name="gr2" draw:text-style-name="P3" svg:width="0.1358in" svg:height="0.1358in" svg:x="0.2035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3" draw:style-name="gr10" draw:text-style-name="P6" svg:width="0.1335in" svg:height="0.1335in" svg:x="0.1862in" svg:y="0.178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6" draw:name="Shape 18" draw:style-name="gr4" draw:text-style-name="P4" svg:width="0.1343in" svg:height="0.1343in" svg:x="0.211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15" draw:name="Shape 4" draw:style-name="gr12" draw:text-style-name="P8" svg:width="0.1358in" svg:height="0.1358in" svg:x="0.2327in" svg:y="0.170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2" draw:name="Shape 1" draw:style-name="gr13" draw:text-style-name="P6" svg:width="0.1343in" svg:height="0.1343in" svg:x="0.2228in" svg:y="0.176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4" draw:name="Shape 14" draw:style-name="gr4" draw:text-style-name="P4" svg:width="0.1343in" svg:height="0.1343in" svg:x="0.2335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8" draw:style-name="gr14" draw:text-style-name="P9" svg:width="0.1335in" svg:height="0.1335in" svg:x="0.2272in" svg:y="0.179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9" draw:name="Shape 8" draw:style-name="gr9" draw:text-style-name="P5" svg:width="0.1358in" svg:height="0.1358in" svg:x="0.2008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3" draw:name="Shape 2" draw:style-name="gr11" draw:text-style-name="P7" svg:width="0.1335in" svg:height="0.1335in" svg:x="0.2063in" svg:y="0.181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34" draw:name="Shape 23" draw:style-name="gr1" draw:text-style-name="P3" svg:width="0.1335in" svg:height="0.1335in" svg:x="0.2272in" svg:y="0.1654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4" draw:name="Shape 72" draw:style-name="gr11" draw:text-style-name="P7" svg:width="0.1335in" svg:height="0.1335in" svg:x="0.2291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3" draw:name="Shape 22" draw:style-name="gr1" draw:text-style-name="P3" svg:width="0.1335in" svg:height="0.1335in" svg:x="0.2291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47" draw:style-name="gr10" draw:text-style-name="P6" svg:width="0.1335in" svg:height="0.1335in" svg:x="0.2063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7" draw:name="Shape 19" draw:style-name="gr5" draw:text-style-name="P4" svg:width="0.1335in" svg:height="0.1335in" svg:x="0.2209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5" draw:name="Shape 73" draw:style-name="gr16" draw:text-style-name="P9" svg:width="0.137in" svg:height="0.137in" svg:x="0.2035in" svg:y="0.159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21" draw:name="Shape 10" draw:style-name="gr7" draw:text-style-name="P5" svg:width="0.1362in" svg:height="0.1362in" svg:x="0.2173in" svg:y="0.1689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6-15T17:58:08.323893087</dc:date>
    <meta:editing-duration>PT1H59M1S</meta:editing-duration>
    <meta:editing-cycles>10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